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06bf" officeooo:paragraph-rsid="000906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peline {</text:p>
      <text:p text:style-name="P1"><text:tab/>agent none</text:p>
      <text:p text:style-name="P1"><text:tab/>stages{</text:p>
      <text:p text:style-name="P1"><text:tab/><text:tab/>stages(‘Example Build’) {</text:p>
      <text:p text:style-name="P1"><text:tab/><text:tab/><text:tab/>steps {</text:p>
      <text:p text:style-name="P1"><text:tab/><text:tab/><text:tab/>echo ‘Hello World from Jim’</text:p>
      <text:p text:style-name="P1"><text:tab/><text:tab/><text:tab/>}</text:p>
      <text:p text:style-name="P1"><text:tab/><text:tab/>}</text:p>
      <text:p text:style-name="P1"><text:tab/><text:tab/>stage(‘Example Deploy’) {</text:p>
      <text:p text:style-name="P1"><text:tab/><text:tab/><text:tab/>when {</text:p>
      <text:p text:style-name="P1"><text:tab/><text:tab/><text:tab/><text:tab/>triggeredBy<text:tab/>“TimerTrigger”</text:p>
      <text:p text:style-name="P1"><text:tab/><text:tab/><text:tab/><text:tab/>}</text:p>
      <text:p text:style-name="P1"><text:tab/><text:tab/><text:tab/>steps {</text:p>
      <text:p text:style-name="P1"><text:tab/><text:tab/><text:tab/><text:tab/>echo ‘Deploying’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<text:tab/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3:24:54.309565577</meta:creation-date>
    <dc:date>2019-11-04T13:29:06.714783483</dc:date>
    <meta:editing-duration>PT4M15S</meta:editing-duration>
    <meta:editing-cycles>1</meta:editing-cycles>
    <meta:document-statistic meta:table-count="0" meta:image-count="0" meta:object-count="0" meta:page-count="1" meta:paragraph-count="18" meta:word-count="33" meta:character-count="218" meta:non-whitespace-character-count="158"/>
    <meta:generator>LibreOffice/5.1.6.2$Linux_X86_64 LibreOffice_project/10m0$Build-2</meta:generator>
  </office:meta>
</office:document-meta>
</file>